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5c2307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8657b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d744e" officeooo:paragraph-rsid="007d744e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d744e" officeooo:paragraph-rsid="007edd7b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657be" officeooo:paragraph-rsid="008657be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657be" officeooo:paragraph-rsid="008657be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2c89a" officeooo:paragraph-rsid="0082c89a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d744e" officeooo:paragraph-rsid="007d744e" style:font-size-asian="12pt" style:font-weight-asian="bold" style:font-size-complex="12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d744e" officeooo:paragraph-rsid="007d744e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7d744e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8657be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7d744e"/>
    </style:style>
    <style:style style:name="P14" style:family="paragraph" style:parent-style-name="Standard">
      <style:paragraph-properties fo:text-align="start" style:justify-single-word="false"/>
      <style:text-properties officeooo:paragraph-rsid="00895b0d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bold" officeooo:paragraph-rsid="008657b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95b0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95b0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57b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7d744e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8657be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bold" officeooo:rsid="00317a5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d744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8657be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88229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815a3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officeooo:rsid="008657be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7d744e" style:font-size-asian="12pt" style:font-size-complex="12pt"/>
    </style:style>
    <style:style style:name="T18" style:family="text">
      <style:text-properties officeooo:rsid="0082c89a"/>
    </style:style>
    <style:style style:name="T19" style:family="text">
      <style:text-properties officeooo:rsid="008657be"/>
    </style:style>
    <style:style style:name="T2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20">xx</text:span> - Controls</text:p>
          </table:table-cell>
          <table:table-cell table:style-name="Table1.A1" office:value-type="string">
            <text:p text:style-name="P17">2xx - Ground</text:p>
          </table:table-cell>
          <table:table-cell table:style-name="Table1.C1" office:value-type="string">
            <text:p text:style-name="P17">3xx - Flight</text:p>
          </table:table-cell>
          <table:table-cell table:style-name="Table1.D1" office:value-type="string">
            <text:p text:style-name="P17">4xx - A2A</text:p>
          </table:table-cell>
          <table:table-cell table:style-name="Table1.D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4"><text:span text:style-name="T10">3</text:span><text:span text:style-name="T11">0</text:span><text:span text:style-name="T12">4</text:span><text:span text:style-name="T13"> - </text:span><text:span text:style-name="T10">Flight -</text:span><text:span text:style-name="T14"> </text:span><text:span text:style-name="T15">Navigation</text:span><text:span text:style-name="T9"> to NDB</text:span></text:p>
      <text:p text:style-name="P2"/>
      <text:p text:style-name="P1"><text:span text:style-name="T5">N</text:span><text:span text:style-name="T6">avigate to a beacon (NDB) </text:span><text:span text:style-name="T7">with </text:span><text:span text:style-name="T8">ADF (AN/ARN-149)</text:span><text:span text:style-name="T4"> -- WIP, needs verification</text:span></text:p>
      <text:list xml:id="list2781281857" text:style-name="L1">
        <text:list-item>
          <text:p text:style-name="P3">Set <text:span text:style-name="T1">ADF audio</text:span> if needed on <text:span text:style-name="T1">CMWS control panel</text:span><text:span text:style-name="T19"> with </text:span><text:span text:style-name="T2">CMWS/NAV</text:span><text:span text:style-name="T19"> switch to </text:span><text:span text:style-name="T2">NAV</text:span> (PLT front right canopy frame)</text:p>
        </text:list-item>
        <text:list-item>
          <text:p text:style-name="P11"><text:span text:style-name="T4">Go to</text:span><text:span text:style-name="T3"> </text:span><text:span text:style-name="T8">TSD</text:span><text:span text:style-name="T3"> </text:span><text:span text:style-name="T4">page -&gt; </text:span><text:span text:style-name="T8">INST</text:span><text:span text:style-name="T3"> (L1)</text:span><text:span text:style-name="T4"> -&gt;</text:span><text:span text:style-name="T3"> </text:span><text:span text:style-name="T8">UTIL</text:span><text:span text:style-name="T3"> (T6).</text:span></text:p>
        </text:list-item>
        <text:list-item>
          <text:p text:style-name="P4">Press <text:span text:style-name="T1">ADF</text:span> OSB (B6) to toggle ADF power on<text:span text:style-name="T19">, then UTIL</text:span></text:p>
        </text:list-item>
        <text:list-item>
          <text:p text:style-name="P4">Select ADF frequency:</text:p>
        </text:list-item>
      </text:list>
      <text:list xml:id="list3715092916" text:style-name="L2">
        <text:list-item>
          <text:list>
            <text:list-item>
              <text:p text:style-name="P15"><text:span text:style-name="T16">Use a p</text:span><text:span text:style-name="T17">reset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2"><text:span text:style-name="T3">Press </text:span><text:span text:style-name="T8">L2-L6</text:span><text:span text:style-name="T3"> or </text:span><text:span text:style-name="T8">R2-R6</text:span><text:span text:style-name="T3"> OSBs</text:span><text:span text:style-name="T4">. (Presets may only have values for Caucaucus map??)</text:span></text:p>
                </text:list-item>
              </text:list>
            </text:list-item>
          </text:list>
        </text:list-item>
      </text:list>
      <text:list xml:id="list224837097774351" text:continue-list="list3715092916" text:style-name="L2">
        <text:list-item>
          <text:list>
            <text:list-item>
              <text:p text:style-name="P9">Edit a preset:</text:p>
            </text:list-item>
          </text:list>
        </text:list-item>
      </text:list>
      <text:list xml:id="list224835631394854" text:continue-list="list2781281857" text:style-name="L1">
        <text:list-item>
          <text:list>
            <text:list-item>
              <text:list>
                <text:list-item>
                  <text:p text:style-name="P4">Select preset to edit.</text:p>
                </text:list-item>
                <text:list-item>
                  <text:p text:style-name="P4">Press <text:span text:style-name="T1">ID&gt;</text:span> OSB (B4), enter Morse identifier on <text:span text:style-name="T1">KU</text:span> and press ENTER.</text:p>
                </text:list-item>
                <text:list-item>
                  <text:p text:style-name="P4">Press <text:span text:style-name="T1">FREQ&gt;</text:span> OSB (B5), enter frequency on <text:span text:style-name="T1">KU</text:span> and press ENTER.</text:p>
                </text:list-item>
                <text:list-item>
                  <text:p text:style-name="P6">Press <text:span text:style-name="T1">TUNE</text:span> OSB (T5) to tune the ADF to the frequency.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p text:style-name="P10">Manual tuning:</text:p>
            </text:list-item>
          </text:list>
        </text:list-item>
      </text:list>
      <text:list text:style-name="L5">
        <text:list-item>
          <text:p text:style-name="P13"><text:span text:style-name="T3">Press </text:span><text:span text:style-name="T8">INST</text:span><text:span text:style-name="T3"> OSB (L1)</text:span><text:span text:style-name="T4"> or </text:span><text:span text:style-name="T9">UTIL</text:span><text:span text:style-name="T4"> OSB (T6)</text:span><text:span text:style-name="T3"> to return to INST sub-page.</text:span></text:p>
        </text:list-item>
        <text:list-item>
          <text:p text:style-name="P5">Press <text:span text:style-name="T1">FREQ&gt;</text:span> OSB (<text:span text:style-name="T18">L3</text:span>), enter frequency on KU and press ENTER.</text:p>
          <text:list>
            <text:list-item>
              <text:list>
                <text:list-item>
                  <text:p text:style-name="P7">Press <text:span text:style-name="T1">TUNE</text:span> OSB (T5) to tune the ADF to the frequency.</text:p>
                </text:list-item>
              </text:list>
            </text:list-item>
          </text:list>
        </text:list-item>
        <text:list-item>
          <text:p text:style-name="P8">Press <text:span text:style-name="T1">LAST FREQ</text:span> OSB (L5) to toggle back and forth between current and previous frequency, useful when navigating to intersection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48:35.170000000</dc:date>
    <meta:editing-duration>PT18H39M29S</meta:editing-duration>
    <meta:editing-cycles>9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4" meta:word-count="210" meta:character-count="1045" meta:non-whitespace-character-count="875"/>
  </office:meta>
</office:document-meta>
</file>